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gr1" style:family="graphic">
      <style:graphic-properties draw:fill="solid" draw:fill-color="#b3b3b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_20__28_var_29_" svg:stroke-width="0cm" svg:stroke-color="#000000" draw:marker-start="Arrowhead_20_4" draw:marker-end="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_20__28_var_29_" svg:stroke-color="#000000" draw:marker-start="Arrowhead_20_4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_20__28_var_29_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e6e6e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dash" draw:stroke-dash="Fine_20_Dashed_20__28_var_29_" svg:stroke-color="#000000" draw:marker-start="Arrowhead_20_4" draw:marker-end="Arrowhead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8.801cm" svg:height="4.911cm" svg:x="3.921cm" svg:y="0.99cm"><text:p/></draw:rect><draw:rect text:anchor-type="paragraph" draw:z-index="1" draw:style-name="gr1" draw:text-style-name="P1" svg:width="7.501cm" svg:height="4.001cm" svg:x="0.011cm" svg:y="11.506cm"><text:p/></draw:rect><draw:rect text:anchor-type="paragraph" draw:z-index="2" draw:style-name="gr1" draw:text-style-name="P1" svg:width="7.501cm" svg:height="4.001cm" svg:x="9.511cm" svg:y="11.506cm"><text:p/></draw:rect><draw:frame text:anchor-type="paragraph" draw:z-index="3" draw:style-name="gr2" draw:text-style-name="P2" svg:width="1.823cm" svg:height="0.489cm" svg:x="7.44cm" svg:y="0.501cm"><draw:text-box><text:p><text:span text:style-name="T1">LPC1788</text:span></text:p></draw:text-box></draw:frame><draw:frame text:anchor-type="paragraph" draw:z-index="4" draw:style-name="gr3" draw:text-style-name="P2" svg:width="1.976cm" svg:height="0.489cm" svg:x="2.921cm" svg:y="15.506cm"><draw:text-box><text:p><text:span text:style-name="T1">LPC1768</text:span></text:p></draw:text-box></draw:frame><draw:frame text:anchor-type="paragraph" draw:z-index="5" draw:style-name="gr4" draw:text-style-name="P2" svg:width="2.671cm" svg:height="0.532cm" svg:x="12.51cm" svg:y="15.506cm"><draw:text-box><text:p><text:span text:style-name="T1">PIC16F77</text:span></text:p></draw:text-box></draw:frame><draw:rect text:anchor-type="paragraph" draw:z-index="6" draw:style-name="gr5" draw:text-style-name="P1" svg:width="6.002cm" svg:height="0.765cm" svg:x="5.306cm" svg:y="1.254cm"><text:p text:style-name="P1">GUI emWIN</text:p></draw:rect><draw:rect text:anchor-type="paragraph" draw:z-index="7" draw:style-name="gr5" draw:text-style-name="P1" svg:width="6.002cm" svg:height="0.516cm" svg:x="5.306cm" svg:y="2.274cm"><text:p text:style-name="P1">uEZ</text:p></draw:rect><draw:rect text:anchor-type="paragraph" draw:z-index="8" draw:style-name="gr5" draw:text-style-name="P1" svg:width="6.002cm" svg:height="0.761cm" svg:x="5.306cm" svg:y="3.944cm"><text:p text:style-name="P1">Modbus Master</text:p></draw:rect><draw:rect text:anchor-type="paragraph" draw:z-index="9" draw:style-name="gr5" draw:text-style-name="P1" svg:width="6.002cm" svg:height="0.608cm" svg:x="5.306cm" svg:y="3.048cm"><text:p text:style-name="P1">Data Model</text:p></draw:rect><draw:rect text:anchor-type="paragraph" draw:z-index="10" draw:style-name="gr5" draw:text-style-name="P3" svg:width="6.002cm" svg:height="0.452cm" svg:x="0.755cm" svg:y="12.686cm"><text:p text:style-name="P1"><text:span text:style-name="T2">Modbus Slave id: 1</text:span></text:p></draw:rect><draw:rect text:anchor-type="paragraph" draw:z-index="11" draw:style-name="gr5" draw:text-style-name="P3" svg:width="6.002cm" svg:height="0.442cm" svg:x="10.273cm" svg:y="13.134cm"><text:p text:style-name="P1">Modbus Slave id: 2</text:p></draw:rect><draw:line text:anchor-type="paragraph" draw:z-index="12" draw:style-name="gr6" draw:text-style-name="P1" svg:x1="6.999cm" svg:y1="8.959cm" svg:x2="6.999cm" svg:y2="9.961cm"><text:p/></draw:line><draw:line text:anchor-type="paragraph" draw:z-index="14" draw:style-name="gr8" draw:text-style-name="P1" svg:x1="6.999cm" svg:y1="9.991cm" svg:x2="3.942cm" svg:y2="9.991cm"><text:p/></draw:line><draw:line text:anchor-type="paragraph" draw:z-index="15" draw:style-name="gr7" draw:text-style-name="P1" svg:x1="9.733cm" svg:y1="8.959cm" svg:x2="9.733cm" svg:y2="9.984cm"><text:p/></draw:line><draw:line text:anchor-type="paragraph" draw:z-index="16" draw:style-name="gr6" draw:text-style-name="P1" svg:x1="12.751cm" svg:y1="11.506cm" svg:x2="12.751cm" svg:y2="9.984cm"><text:p/></draw:line><draw:line text:anchor-type="paragraph" draw:z-index="17" draw:style-name="gr8" draw:text-style-name="P1" svg:x1="9.733cm" svg:y1="9.984cm" svg:x2="12.751cm" svg:y2="9.984cm"><text:p/></draw:line><draw:rect text:anchor-type="paragraph" draw:z-index="19" draw:style-name="gr5" draw:text-style-name="P4" svg:width="1.258cm" svg:height="0.641cm" svg:x="2.369cm" svg:y="14.035cm"><text:p text:style-name="P1"><text:span text:style-name="T3">PWM</text:span></text:p></draw:rect><draw:rect text:anchor-type="paragraph" draw:z-index="20" draw:style-name="gr5" draw:text-style-name="P4" svg:width="1.124cm" svg:height="0.641cm" svg:x="4.135cm" svg:y="14.035cm"><text:p text:style-name="P1"><text:span text:style-name="T3">DAC</text:span></text:p></draw:rect><draw:rect text:anchor-type="paragraph" draw:z-index="21" draw:style-name="gr5" draw:text-style-name="P4" svg:width="1.103cm" svg:height="0.641cm" svg:x="5.655cm" svg:y="14.035cm"><text:p text:style-name="P1"><text:span text:style-name="T3">ADC</text:span></text:p></draw:rect><draw:rect text:anchor-type="paragraph" draw:z-index="22" draw:style-name="gr5" draw:text-style-name="P3" svg:width="6.002cm" svg:height="0.415cm" svg:x="0.766cm" svg:y="14.824cm"><text:p text:style-name="P1"><text:span text:style-name="T2">LCD TouchScreen</text:span></text:p></draw:rect><draw:rect text:anchor-type="paragraph" draw:z-index="23" draw:style-name="gr5" draw:text-style-name="P1" svg:width="6.002cm" svg:height="0.415cm" svg:x="0.755cm" svg:y="13.372cm"><text:p text:style-name="P1">FreeRTOS</text:p></draw:rect><draw:rect text:anchor-type="paragraph" draw:z-index="24" draw:style-name="gr5" draw:text-style-name="P3" svg:width="6.002cm" svg:height="0.415cm" svg:x="0.755cm" svg:y="13.372cm"><text:p text:style-name="P1"><text:span text:style-name="T2">FreeRTOS</text:span></text:p></draw:rect><draw:rect text:anchor-type="paragraph" draw:z-index="18" draw:style-name="gr5" draw:text-style-name="P4" svg:width="1.119cm" svg:height="0.641cm" svg:x="0.769cm" svg:y="14.035cm"><text:p text:style-name="P1"><text:span text:style-name="T3">GPIO</text:span></text:p></draw:rect><draw:rect text:anchor-type="paragraph" draw:z-index="25" draw:style-name="gr5" draw:text-style-name="P4" svg:width="1.119cm" svg:height="0.615cm" svg:x="10.287cm" svg:y="14.367cm"><text:p text:style-name="P1"><text:span text:style-name="T3">GPIO</text:span></text:p></draw:rect><draw:rect text:anchor-type="paragraph" draw:z-index="26" draw:style-name="gr5" draw:text-style-name="P4" svg:width="1.258cm" svg:height="0.615cm" svg:x="12.704cm" svg:y="14.367cm"><text:p text:style-name="P1"><text:span text:style-name="T3">PWM</text:span></text:p></draw:rect><draw:rect text:anchor-type="paragraph" draw:z-index="27" draw:style-name="gr5" draw:text-style-name="P4" svg:width="1.103cm" svg:height="0.615cm" svg:x="15.173cm" svg:y="14.367cm"><text:p text:style-name="P1"><text:span text:style-name="T3">ADC</text:span></text:p></draw:rect><draw:rect text:anchor-type="paragraph" draw:z-index="28" draw:style-name="gr5" draw:text-style-name="P1" svg:width="6.002cm" svg:height="0.761cm" svg:x="5.3cm" svg:y="4.944cm"><text:p text:style-name="P1">RS232</text:p></draw:rect><draw:rect text:anchor-type="paragraph" draw:z-index="29" draw:style-name="gr5" draw:text-style-name="P1" svg:width="6.002cm" svg:height="0.634cm" svg:x="0.766cm" svg:y="11.76cm"><text:p text:style-name="P1">RS232</text:p></draw:rect><draw:rect text:anchor-type="paragraph" draw:z-index="30" draw:style-name="gr5" draw:text-style-name="P1" svg:width="6.002cm" svg:height="0.634cm" svg:x="10.273cm" svg:y="11.76cm"><text:p text:style-name="P1">RS232</text:p></draw:rect><draw:line text:anchor-type="paragraph" draw:z-index="13" draw:style-name="gr7" draw:text-style-name="P1" svg:x1="3.942cm" svg:y1="11.483cm" svg:x2="3.942cm" svg:y2="10.005cm"><text:p/></draw:line><draw:rect text:anchor-type="paragraph" draw:z-index="31" draw:style-name="gr9" draw:text-style-name="P1" svg:width="8.908cm" svg:height="1.214cm" svg:x="3.891cm" svg:y="7.71cm"><text:p text:style-name="P1">BRIDGE</text:p></draw:rect><draw:line text:anchor-type="paragraph" draw:z-index="32" draw:style-name="gr10" draw:text-style-name="P1" svg:x1="8.368cm" svg:y1="5.9cm" svg:x2="8.368cm" svg:y2="7.7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_20_2" draw:display-name="Arrowhead 2" svg:viewBox="0 0 836 110" svg:d="m0 0h278 278 280v36 36 38h-278-278-280v-36-36z"/>
    <draw:marker draw:name="Arrowhead_20_4" draw:display-name="Arrowhead 4" svg:viewBox="0 0 1131 902" svg:d="m564 0-564 902h1131z"/>
    <draw:marker draw:name="Arrowhead_20_5" draw:display-name="Arrowhead 5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Giordano</meta:initial-creator>
    <meta:creation-date>2014-03-22T12:25:32</meta:creation-date>
    <dc:date>2014-03-28T11:29:21</dc:date>
    <dc:creator>Enrico Giordano</dc:creator>
    <meta:editing-duration>PT1H34M25S</meta:editing-duration>
    <meta:editing-cycles>26</meta:editing-cycles>
    <meta:generator>LibreOffice/3.5$Linux_x86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